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4.5833in" style:rel-column-width="43361*"/>
    </style:style>
    <style:style style:name="Table1.B" style:family="table-column">
      <style:table-column-properties style:column-width="2.3438in" style:rel-column-width="22174*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6.125in" style:rel-column-width="57946*"/>
    </style:style>
    <style:style style:name="Table2.B" style:family="table-column">
      <style:table-column-properties style:column-width="0.8021in" style:rel-column-width="7589*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4.5833in" style:rel-column-width="43361*"/>
    </style:style>
    <style:style style:name="Table5.B" style:family="table-column">
      <style:table-column-properties style:column-width="2.3438in" style:rel-column-width="22174*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6.125in" style:rel-column-width="57946*"/>
    </style:style>
    <style:style style:name="Table6.B" style:family="table-column">
      <style:table-column-properties style:column-width="0.8021in" style:rel-column-width="7589*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P1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en" fo:country="US" style:font-size-asian="12pt" style:font-name-complex="Arial" style:font-size-complex="12pt"/>
    </style:style>
    <style:style style:name="P2" style:family="paragraph" style:parent-style-name="Header">
      <style:paragraph-properties loext:contextual-spacing="false" fo:margin-left="0in" fo:margin-right="0in" fo:text-align="justify" style:justify-single-word="false" fo:text-indent="0in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3" style:family="paragraph" style:parent-style-name="Header">
      <style:paragraph-properties loext:contextual-spacing="false" fo:margin-left="0in" fo:margin-right="0in" fo:text-align="center" style:justify-single-word="false" fo:text-indent="0in" style:auto-text-indent="false"/>
      <style:text-properties style:use-window-font-color="true" style:font-name="Times New Roman" fo:font-size="12pt" fo:language="en" fo:country="US" style:text-underline-style="solid" style:text-underline-width="auto" style:text-underline-color="font-color" fo:font-weight="normal" fo:background-color="transparent" style:font-name-asian="Calibri" style:font-size-asian="12pt" style:font-name-complex="Calibri" style:font-size-complex="12pt"/>
    </style:style>
    <style:style style:name="P4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5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/>
      <style:text-properties fo:color="#000000" style:font-name="Times New Roman" fo:font-size="12pt" fo:language="fi" fo:country="FI" style:text-underline-style="none" fo:font-weight="normal" fo:background-color="transparent" style:font-name-asian="Calibri" style:font-size-asian="12pt" style:font-name-complex="Arial" style:font-size-complex="12pt"/>
    </style:style>
    <style:style style:name="P6" style:family="paragraph" style:parent-style-name="Standard">
      <style:paragraph-properties loext:contextual-spacing="false" fo:margin-left="0in" fo:margin-right="0in" fo:text-align="justify" style:justify-single-word="false" fo:text-indent="0in" style:auto-text-indent="false" fo:padding="0.0291in" fo:border-left="none" fo:border-right="none" fo:border-top="none" fo:border-bottom="0.0008in solid #000000" style:join-border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name-asian="Calibri" style:font-size-asian="12pt" style:font-name-complex="Calibri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font-name="Arial" fo:font-size="11pt" style:font-name-asian="Calibri" style:font-size-asian="11pt" style:font-name-complex="Arial" style:font-size-complex="11pt"/>
    </style:style>
    <style:style style:name="P12" style:family="paragraph" style:parent-style-name="Standard">
      <style:paragraph-properties loext:contextual-spacing="false" fo:margin-left="0.0984in" fo:margin-right="0in" fo:text-align="justify" style:justify-single-word="false" fo:text-indent="0.4016in" style:auto-text-indent="false"/>
      <style:text-properties style:use-window-font-color="true" style:font-name="Times New Roman" fo:font-size="12pt" fo:language="en" fo:country="US" style:text-underline-style="none" fo:font-weight="normal" fo:background-color="transparent" style:font-name-asian="Calibri" style:font-size-asian="12pt" style:font-name-complex="Calibri" style:font-size-complex="12pt"/>
    </style:style>
    <style:style style:name="P13" style:family="paragraph" style:parent-style-name="Standard">
      <style:paragraph-properties loext:contextual-spacing="false" fo:margin-left="0.0984in" fo:margin-right="0in" fo:text-align="justify" style:justify-single-word="false" fo:text-indent="0.4016in" style:auto-text-indent="false"/>
      <style:text-properties fo:color="#000000" style:font-name="Times New Roman" fo:font-size="12pt" fo:language="fi" fo:country="FI" style:text-underline-style="none" fo:font-weight="normal" fo:background-color="transparent" style:font-name-asian="Calibri" style:font-size-asian="12pt" style:font-name-complex="Arial" style:font-size-complex="12pt"/>
    </style:style>
    <style:style style:name="P14" style:family="paragraph" style:parent-style-name="Standard">
      <style:paragraph-properties loext:contextual-spacing="false" fo:margin-left="0.0984in" fo:margin-right="0in" fo:text-align="justify" style:justify-single-word="false" fo:text-indent="0.4016in" style:auto-text-indent="false"/>
      <style:text-properties fo:color="#000000" style:font-name="Arial" fo:font-size="11pt" fo:language="fi" fo:country="FI" style:text-underline-style="none" fo:font-weight="normal" fo:background-color="transparent" style:font-name-asian="Calibri" style:font-size-asian="11pt" style:font-name-complex="Arial" style:font-size-complex="11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style style:name="P16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size-asian="10pt" style:font-name-complex="Arial" style:font-size-complex="10pt"/>
    </style:style>
    <style:style style:name="P17" style:family="paragraph" style:parent-style-name="Header">
      <style:paragraph-properties fo:margin-left="0in" fo:margin-right="0in" fo:text-align="justify" style:justify-single-word="false" fo:text-indent="0in" style:auto-text-indent="false"/>
      <style:text-properties style:font-name="Times New Roman" fo:font-size="10pt" fo:language="en" fo:country="US" style:font-name-asian="Calibri" style:font-size-asian="10pt" style:font-name-complex="Arial" style:font-size-complex="10pt"/>
    </style:style>
    <style:style style:name="T1" style:family="text">
      <style:text-properties fo:color="#000000" fo:language="id" fo:country="ID" style:font-name-complex="Arial"/>
    </style:style>
    <style:style style:name="T2" style:family="text">
      <style:text-properties fo:color="#000000" fo:language="fi" fo:country="FI" style:font-name-complex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"/>
          </table:table-cell>
          <table:table-cell office:value-type="string">
            <text:p text:style-name="P16"/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number-columns-spanned="2" office:value-type="string">
            <text:p text:style-name="P8">Kejaksaan</text:p>
          </table:table-cell>
          <table:covered-table-cell/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>WAS-13</text:p>
          </table:table-cell>
        </table:table-row>
      </table:table>
      <text:p text:style-name="P2"/>
      <text:p text:style-name="P2"/>
      <text:p text:style-name="P3">TANDA TERIMA</text:p>
      <text:p text:style-name="P3"/>
      <text:p text:style-name="P12"><text:span text:style-name="T1">Pada hari ini .......... tanggal ................., telah diterima </text:span><text:span text:style-name="T2">s</text:span><text:span text:style-name="T1">urat dari ................................,</text:span><text:span text:style-name="T2"> </text:span><text:span text:style-name="T1">Nomor : ................ tanggal..................., yang ditujukan kepada .....................................</text:span><text:span text:style-name="T2">.....</text:span></text:p>
      <text:p text:style-name="P13"/>
      <text:p text:style-name="P13"/>
      <text:p text:style-name="P14"/>
      <text:p text:style-name="P4"/>
      <text:p text:style-name="P4"/>
      <text:p text:style-name="P4"/>
      <table:table table:name="Table3" table:style-name="Table3">
        <table:table-column table:style-name="Table3.A" table:number-columns-repeated="3"/>
        <table:table-row>
          <table:table-cell office:value-type="string">
            <text:p text:style-name="P10">Yang menyampaikan,</text:p>
          </table:table-cell>
          <table:table-cell office:value-type="string">
            <text:p text:style-name="P10"/>
          </table:table-cell>
          <table:table-cell office:value-type="string">
            <text:p text:style-name="P10">Yang menerima,</text:p>
          </table:table-cell>
        </table:table-row>
        <table:table-row>
          <table:table-cell office:value-type="string">
            <text:p text:style-name="P10"/>
            <text:p text:style-name="P10"/>
            <text:p text:style-name="P10"/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>-------------------------------------</text:p>
          </table:table-cell>
          <table:table-cell office:value-type="string">
            <text:p text:style-name="P10"/>
          </table:table-cell>
          <table:table-cell office:value-type="string">
            <text:p text:style-name="P10">-------------------------------------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office:value-type="string">
            <text:p text:style-name="P11"/>
          </table:table-cell>
          <table:table-cell office:value-type="string">
            <text:p text:style-name="P17"/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number-columns-spanned="2" office:value-type="string">
            <text:p text:style-name="P8">Kejaksaan</text:p>
          </table:table-cell>
          <table:covered-table-cell/>
        </table:table-row>
        <table:table-row>
          <table:table-cell office:value-type="string">
            <text:p text:style-name="P8"/>
          </table:table-cell>
          <table:table-cell office:value-type="string">
            <text:p text:style-name="P9">WAS-13</text:p>
          </table:table-cell>
        </table:table-row>
      </table:table>
      <text:p text:style-name="Standard"/>
      <text:p text:style-name="Standard"/>
      <text:p text:style-name="P3">TANDA TERIMA</text:p>
      <text:p text:style-name="P3"/>
      <text:p text:style-name="P12"><text:span text:style-name="T1">Pada hari ini .......... tanggal ................., telah diterima </text:span><text:span text:style-name="T2">s</text:span><text:span text:style-name="T1">urat dari ................................,</text:span><text:span text:style-name="T2"> </text:span><text:span text:style-name="T1">Nomor : ................ tanggal..................., yang ditujukan kepada .....................................</text:span><text:span text:style-name="T2">.....</text:span></text:p>
      <text:p text:style-name="P13"/>
      <text:p text:style-name="P13"/>
      <text:p text:style-name="P13"/>
      <text:p text:style-name="P5"/>
      <text:p text:style-name="P5"/>
      <table:table table:name="Table7" table:style-name="Table7">
        <table:table-column table:style-name="Table7.A" table:number-columns-repeated="3"/>
        <table:table-row>
          <table:table-cell office:value-type="string">
            <text:p text:style-name="P10">Yang menyampaikan,</text:p>
          </table:table-cell>
          <table:table-cell office:value-type="string">
            <text:p text:style-name="P10"/>
          </table:table-cell>
          <table:table-cell office:value-type="string">
            <text:p text:style-name="P10">Yang menerima,</text:p>
          </table:table-cell>
        </table:table-row>
        <table:table-row>
          <table:table-cell office:value-type="string">
            <text:p text:style-name="P10"/>
            <text:p text:style-name="P10"/>
            <text:p text:style-name="P10"/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office:value-type="string">
            <text:p text:style-name="P10">-------------------------------------</text:p>
          </table:table-cell>
          <table:table-cell office:value-type="string">
            <text:p text:style-name="P10"/>
          </table:table-cell>
          <table:table-cell office:value-type="string">
            <text:p text:style-name="P10">-------------------------------------</text:p>
          </table:table-cell>
        </table:table-row>
        <table:table-row>
          <table:table-cell office:value-type="string">
            <text:p text:style-name="P10"/>
          </table:table-cell>
          <table:table-cell office:value-type="string">
            <text:p text:style-name="P10"/>
          </table:table-cell>
          <table:table-cell office:value-type="string">
            <text:p text:style-name="P10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alibri" svg:font-family="Calibri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 A H A S I A</text:p>
      </style:header>
      <style:footer>
        <text:p text:style-name="MP1">R A H A S I 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a sp</meta:initial-creator>
    <meta:creation-date>2015-09-03T12:18:10.45</meta:creation-date>
    <dc:date>2016-02-02T09:44:30.50</dc:date>
    <dc:creator>Hasiholan Purba</dc:creator>
    <meta:editing-duration>PT2H44M24S</meta:editing-duration>
    <meta:editing-cycles>34</meta:editing-cycles>
    <meta:generator>OpenOffice/4.1.1$Win32 OpenOffice.org_project/411m6$Build-9775</meta:generator>
    <meta:document-statistic meta:table-count="6" meta:image-count="0" meta:object-count="0" meta:page-count="2" meta:paragraph-count="18" meta:word-count="72" meta:character-count="750"/>
  </office:meta>
</office:document-meta>
</file>